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C2000000A97A821E3AC4C6E02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842cm" svg:height="5.96cm" svg:x="7.655cm" svg:y="12.157cm">
          <draw:image xlink:href="Pictures/10000201000000C2000000A97A821E3AC4C6E02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35:11.880147160</meta:creation-date>
    <dc:date>2018-02-26T13:35:34.907572844</dc:date>
    <meta:editing-duration>PT23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